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tab/><text:tab/><text:tab/></text:span><text:span text:style-name="T2">Мотивационно писмо</text:span></text:p>
      <text:p text:style-name="P1"><text:span text:style-name="T3"/></text:p>
      <text:p text:style-name="P1"><text:span text:style-name="T4">Желанието ми да участвам в този конкурс е предимно въз основа на авантюристическия ми дух и желание да опитвам нови неща. Поканата ви силно ме вдъхнови да се впусна в нови приключения, а въображението ми заработи с пълна пара. Имам намерение да се развия като<text:s/></text:span><text:span text:style-name="T5">Web Designer<text:s/></text:span><text:span text:style-name="T6">и смятам че програмата ви ще ми помогне поредното ми приключение да стане сбъдната мечта.<text:s/></text:span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